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4.3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89</text:p>
          </table:table-cell>
          <table:table-cell table:style-name="ce8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0</text:p>
          </table:table-cell>
          <table:table-cell table:style-name="ce8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1</text:p>
          </table:table-cell>
          <table:table-cell table:style-name="ce8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2</text:p>
          </table:table-cell>
          <table:table-cell table:style-name="ce8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3</text:p>
          </table:table-cell>
          <table:table-cell table:style-name="ce8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4</text:p>
          </table:table-cell>
          <table:table-cell table:style-name="ce8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5</text:p>
          </table:table-cell>
          <table:table-cell table:style-name="ce8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6</text:p>
          </table:table-cell>
          <table:table-cell table:style-name="ce8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7</text:p>
          </table:table-cell>
          <table:table-cell table:style-name="ce8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8</text:p>
          </table:table-cell>
          <table:table-cell table:style-name="ce8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9</text:p>
          </table:table-cell>
          <table:table-cell table:style-name="ce8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0</text:p>
          </table:table-cell>
          <table:table-cell table:style-name="ce8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1</text:p>
          </table:table-cell>
          <table:table-cell table:style-name="ce8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2</text:p>
          </table:table-cell>
          <table:table-cell table:style-name="ce8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3</text:p>
          </table:table-cell>
          <table:table-cell table:style-name="ce8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4</text:p>
          </table:table-cell>
          <table:table-cell table:style-name="ce8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5</text:p>
          </table:table-cell>
          <table:table-cell table:style-name="ce8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6</text:p>
          </table:table-cell>
          <table:table-cell table:style-name="ce8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7</text:p>
          </table:table-cell>
          <table:table-cell table:style-name="ce8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8</text:p>
          </table:table-cell>
          <table:table-cell table:style-name="ce8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9</text:p>
          </table:table-cell>
          <table:table-cell table:style-name="ce8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10</text:p>
          </table:table-cell>
          <table:table-cell table:style-name="ce8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11</text:p>
          </table:table-cell>
          <table:table-cell table:style-name="ce8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12</text:p>
          </table:table-cell>
          <table:table-cell table:style-name="ce8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3</text:p>
          </table:table-cell>
          <table:table-cell table:style-name="ce8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4</text:p>
          </table:table-cell>
          <table:table-cell table:style-name="ce8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5</text:p>
          </table:table-cell>
          <table:table-cell table:style-name="ce8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6</text:p>
          </table:table-cell>
          <table:table-cell table:style-name="ce8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7</text:p>
          </table:table-cell>
          <table:table-cell table:style-name="ce8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8</text:p>
          </table:table-cell>
          <table:table-cell table:style-name="ce8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9</text:p>
          </table:table-cell>
          <table:table-cell table:style-name="ce8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0</text:p>
          </table:table-cell>
          <table:table-cell table:style-name="ce8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1</text:p>
          </table:table-cell>
          <table:table-cell table:style-name="ce8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2</text:p>
          </table:table-cell>
          <table:table-cell table:style-name="ce8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3</text:p>
          </table:table-cell>
          <table:table-cell table:style-name="ce8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4</text:p>
          </table:table-cell>
          <table:table-cell table:style-name="ce8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5</text:p>
          </table:table-cell>
          <table:table-cell table:style-name="ce8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6</text:p>
          </table:table-cell>
          <table:table-cell table:style-name="ce8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7</text:p>
          </table:table-cell>
          <table:table-cell table:style-name="ce8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8</text:p>
          </table:table-cell>
          <table:table-cell table:style-name="ce8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9</text:p>
          </table:table-cell>
          <table:table-cell table:style-name="ce8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0</text:p>
          </table:table-cell>
          <table:table-cell table:style-name="ce8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1</text:p>
          </table:table-cell>
          <table:table-cell table:style-name="ce8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2</text:p>
          </table:table-cell>
          <table:table-cell table:style-name="ce8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3</text:p>
          </table:table-cell>
          <table:table-cell table:style-name="ce8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4</text:p>
          </table:table-cell>
          <table:table-cell table:style-name="ce8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5</text:p>
          </table:table-cell>
          <table:table-cell table:style-name="ce8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6</text:p>
          </table:table-cell>
          <table:table-cell table:style-name="ce8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7</text:p>
          </table:table-cell>
          <table:table-cell table:style-name="ce8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8</text:p>
          </table:table-cell>
          <table:table-cell table:style-name="ce8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9</text:p>
          </table:table-cell>
          <table:table-cell table:style-name="ce8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0</text:p>
          </table:table-cell>
          <table:table-cell table:style-name="ce8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1</text:p>
          </table:table-cell>
          <table:table-cell table:style-name="ce8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2</text:p>
          </table:table-cell>
          <table:table-cell table:style-name="ce8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3</text:p>
          </table:table-cell>
          <table:table-cell table:style-name="ce8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4</text:p>
          </table:table-cell>
          <table:table-cell table:style-name="ce8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5</text:p>
          </table:table-cell>
          <table:table-cell table:style-name="ce8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6</text:p>
          </table:table-cell>
          <table:table-cell table:style-name="ce8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7</text:p>
          </table:table-cell>
          <table:table-cell table:style-name="ce8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8</text:p>
          </table:table-cell>
          <table:table-cell table:style-name="ce8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9</text:p>
          </table:table-cell>
          <table:table-cell table:style-name="ce8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0</text:p>
          </table:table-cell>
          <table:table-cell table:style-name="ce8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1</text:p>
          </table:table-cell>
          <table:table-cell table:style-name="ce8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2</text:p>
          </table:table-cell>
          <table:table-cell table:style-name="ce8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3</text:p>
          </table:table-cell>
          <table:table-cell table:style-name="ce8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4</text:p>
          </table:table-cell>
          <table:table-cell table:style-name="ce8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5</text:p>
          </table:table-cell>
          <table:table-cell table:style-name="ce8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6</text:p>
          </table:table-cell>
          <table:table-cell table:style-name="ce8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7</text:p>
          </table:table-cell>
          <table:table-cell table:style-name="ce8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8</text:p>
          </table:table-cell>
          <table:table-cell table:style-name="ce8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9</text:p>
          </table:table-cell>
          <table:table-cell table:style-name="ce8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0</text:p>
          </table:table-cell>
          <table:table-cell table:style-name="ce8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1</text:p>
          </table:table-cell>
          <table:table-cell table:style-name="ce8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2</text:p>
          </table:table-cell>
          <table:table-cell table:style-name="ce8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3</text:p>
          </table:table-cell>
          <table:table-cell table:style-name="ce8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4</text:p>
          </table:table-cell>
          <table:table-cell table:style-name="ce8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5</text:p>
          </table:table-cell>
          <table:table-cell table:style-name="ce8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6</text:p>
          </table:table-cell>
          <table:table-cell table:style-name="ce8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7</text:p>
          </table:table-cell>
          <table:table-cell table:style-name="ce8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8</text:p>
          </table:table-cell>
          <table:table-cell table:style-name="ce8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9</text:p>
          </table:table-cell>
          <table:table-cell table:style-name="ce8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0</text:p>
          </table:table-cell>
          <table:table-cell table:style-name="ce8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1</text:p>
          </table:table-cell>
          <table:table-cell table:style-name="ce8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2</text:p>
          </table:table-cell>
          <table:table-cell table:style-name="ce8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3</text:p>
          </table:table-cell>
          <table:table-cell table:style-name="ce8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4</text:p>
          </table:table-cell>
          <table:table-cell table:style-name="ce8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 table:number-rows-repeated="2">
          <table:table-cell table:number-columns-repeated="13"/>
          <table:table-cell table:style-name="ce3"/>
          <table:table-cell table:number-columns-repeated="1010"/>
        </table:table-row>
        <table:table-row table:style-name="ro6" table:number-rows-repeated="104739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K1:Sheet1.K1055 Sheet1.K1058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1090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1:42:51.463834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26T11:46:15.808000031</dc:date>
    <meta:generator>LibreOffice/6.0.7.3$Linux_X86_64 LibreOffice_project/00m0$Build-3</meta:generator>
    <meta:editing-duration>PT6H20M48S</meta:editing-duration>
    <meta:editing-cycles>92</meta:editing-cycles>
    <meta:document-statistic meta:table-count="1" meta:cell-count="13985" meta:object-count="0"/>
    <meta:user-defined meta:name="AppVersion">16.0300</meta:user-defined>
    <meta:user-defined meta:name="Company">University Libraries</meta:user-defined>
  </office:meta>
</office:document-meta>
</file>